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text-align="end" style:justify-single-word="false"/>
      <style:text-properties officeooo:rsid="1efe6072" officeooo:paragraph-rsid="1efe6072"/>
    </style:style>
    <style:style style:name="P3" style:family="paragraph" style:parent-style-name="Text_20_body">
      <style:text-properties officeooo:rsid="201e7928" officeooo:paragraph-rsid="201e7928"/>
    </style:style>
    <style:style style:name="P4" style:family="paragraph" style:parent-style-name="Text_20_body">
      <style:text-properties officeooo:rsid="2021dcdd" officeooo:paragraph-rsid="2021dcdd"/>
    </style:style>
    <style:style style:name="P5" style:family="paragraph" style:parent-style-name="Text_20_body">
      <style:text-properties officeooo:rsid="202321e4" officeooo:paragraph-rsid="202321e4"/>
    </style:style>
    <style:style style:name="P6" style:family="paragraph" style:parent-style-name="Text_20_body">
      <style:text-properties officeooo:rsid="20233c4a" officeooo:paragraph-rsid="20233c4a"/>
    </style:style>
    <style:style style:name="P7" style:family="paragraph" style:parent-style-name="Text_20_body">
      <style:text-properties officeooo:rsid="20260bd2" officeooo:paragraph-rsid="20260bd2"/>
    </style:style>
    <style:style style:name="P8" style:family="paragraph" style:parent-style-name="Text_20_body">
      <style:text-properties officeooo:rsid="2026899f" officeooo:paragraph-rsid="2026899f"/>
    </style:style>
    <style:style style:name="P9" style:family="paragraph" style:parent-style-name="Text_20_body">
      <style:text-properties officeooo:rsid="2026899f" officeooo:paragraph-rsid="202aa81b"/>
    </style:style>
    <style:style style:name="P10" style:family="paragraph" style:parent-style-name="Text_20_body">
      <style:text-properties officeooo:rsid="202973ed" officeooo:paragraph-rsid="202973ed"/>
    </style:style>
    <style:style style:name="P11" style:family="paragraph" style:parent-style-name="Text_20_body">
      <style:text-properties officeooo:rsid="20335a45" officeooo:paragraph-rsid="20335a45"/>
    </style:style>
    <style:style style:name="P12" style:family="paragraph" style:parent-style-name="Text_20_body">
      <style:text-properties officeooo:rsid="20349305" officeooo:paragraph-rsid="20349305"/>
    </style:style>
    <style:style style:name="P13" style:family="paragraph" style:parent-style-name="Text_20_body">
      <style:text-properties officeooo:rsid="203883c7" officeooo:paragraph-rsid="203883c7"/>
    </style:style>
    <style:style style:name="P14" style:family="paragraph" style:parent-style-name="Text_20_body">
      <style:text-properties officeooo:rsid="203bfdfd" officeooo:paragraph-rsid="203bfdfd"/>
    </style:style>
    <style:style style:name="P15" style:family="paragraph" style:parent-style-name="Text_20_body">
      <style:text-properties officeooo:rsid="2043d366" officeooo:paragraph-rsid="20383f98"/>
    </style:style>
    <style:style style:name="P16" style:family="paragraph" style:parent-style-name="Text_20_body">
      <style:text-properties officeooo:rsid="204485f5" officeooo:paragraph-rsid="204485f5"/>
    </style:style>
    <style:style style:name="P17" style:family="paragraph" style:parent-style-name="Text_20_body">
      <style:text-properties officeooo:rsid="2046b898" officeooo:paragraph-rsid="2046b898"/>
    </style:style>
    <style:style style:name="P18" style:family="paragraph" style:parent-style-name="Standard">
      <style:paragraph-properties fo:text-align="center" style:justify-single-word="false"/>
      <style:text-properties fo:font-size="12pt" officeooo:rsid="0ce719f8" officeooo:paragraph-rsid="057aae1d" style:font-size-asian="12pt" style:font-size-complex="12pt"/>
    </style:style>
    <style:style style:name="P19" style:family="paragraph" style:parent-style-name="Standard">
      <style:paragraph-properties fo:text-align="center" style:justify-single-word="false" fo:break-before="page"/>
    </style:style>
    <style:style style:name="P20" style:family="paragraph" style:parent-style-name="Standard">
      <style:paragraph-properties fo:text-align="center" style:justify-single-word="false"/>
      <style:text-properties fo:font-size="60pt" fo:font-weight="bold" officeooo:rsid="201cd5ec" officeooo:paragraph-rsid="0e3c9ac6" style:font-size-asian="60pt" style:font-weight-asian="bold" style:font-size-complex="60pt" style:font-weight-complex="bold"/>
    </style:style>
    <style:style style:name="P21" style:family="paragraph" style:parent-style-name="Text_20_body" style:master-page-name="Standard">
      <style:paragraph-properties fo:text-align="end" style:justify-single-word="false" style:page-number="auto"/>
      <style:text-properties officeooo:rsid="1efe6072" officeooo:paragraph-rsid="1efe6072"/>
    </style:style>
    <style:style style:name="P22" style:family="paragraph" style:parent-style-name="Text_20_body" style:list-style-name="L1">
      <style:text-properties officeooo:rsid="201fcea5" officeooo:paragraph-rsid="201fcea5"/>
    </style:style>
    <style:style style:name="P23" style:family="paragraph" style:parent-style-name="Text_20_body" style:list-style-name="L2">
      <style:text-properties officeooo:rsid="202aa81b" officeooo:paragraph-rsid="202aa81b"/>
    </style:style>
    <style:style style:name="P24" style:family="paragraph" style:parent-style-name="Text_20_body" style:list-style-name="L2">
      <style:text-properties officeooo:rsid="202c0118" officeooo:paragraph-rsid="202c0118"/>
    </style:style>
    <style:style style:name="P25" style:family="paragraph" style:parent-style-name="Text_20_body" style:list-style-name="L2">
      <style:text-properties officeooo:rsid="202cf526" officeooo:paragraph-rsid="202cf526"/>
    </style:style>
    <style:style style:name="P26" style:family="paragraph" style:parent-style-name="Text_20_body" style:list-style-name="L2">
      <style:text-properties officeooo:rsid="202ebcc0" officeooo:paragraph-rsid="202ebcc0"/>
    </style:style>
    <style:style style:name="P27" style:family="paragraph" style:parent-style-name="Text_20_body" style:list-style-name="L2">
      <style:text-properties officeooo:rsid="202e1625" officeooo:paragraph-rsid="202e1625"/>
    </style:style>
    <style:style style:name="P28" style:family="paragraph" style:parent-style-name="Text_20_body" style:list-style-name="L3">
      <style:text-properties officeooo:rsid="20349305" officeooo:paragraph-rsid="20349305"/>
    </style:style>
    <style:style style:name="P29" style:family="paragraph" style:parent-style-name="Text_20_body" style:list-style-name="L3">
      <style:text-properties officeooo:rsid="20363113" officeooo:paragraph-rsid="20363113"/>
    </style:style>
    <style:style style:name="P30" style:family="paragraph" style:parent-style-name="Text_20_body" style:list-style-name="L3">
      <style:text-properties officeooo:rsid="20383f98" officeooo:paragraph-rsid="20383f98"/>
    </style:style>
    <style:style style:name="P31" style:family="paragraph" style:parent-style-name="Text_20_body" style:list-style-name="L4">
      <style:text-properties officeooo:rsid="2043d366" officeooo:paragraph-rsid="2043d366"/>
    </style:style>
    <style:style style:name="P32" style:family="paragraph" style:parent-style-name="Text_20_body" style:list-style-name="L12">
      <style:text-properties officeooo:rsid="2043d366" officeooo:paragraph-rsid="2043d366"/>
    </style:style>
    <style:style style:name="P33" style:family="paragraph" style:parent-style-name="Text_20_body" style:list-style-name="L5">
      <style:text-properties officeooo:rsid="204542ce" officeooo:paragraph-rsid="204542ce"/>
    </style:style>
    <style:style style:name="P34" style:family="paragraph" style:parent-style-name="Text_20_body" style:list-style-name="L6">
      <style:text-properties officeooo:rsid="20493d52" officeooo:paragraph-rsid="20493d52"/>
    </style:style>
    <style:style style:name="P35" style:family="paragraph" style:parent-style-name="Text_20_body" style:list-style-name="L7">
      <style:text-properties officeooo:rsid="20483897" officeooo:paragraph-rsid="2046b898"/>
    </style:style>
    <style:style style:name="P36" style:family="paragraph" style:parent-style-name="Text_20_body" style:list-style-name="L8">
      <style:text-properties officeooo:rsid="2046b898" officeooo:paragraph-rsid="2046b898"/>
    </style:style>
    <style:style style:name="P37" style:family="paragraph" style:parent-style-name="Text_20_body" style:list-style-name="L19">
      <style:text-properties officeooo:rsid="2046b898" officeooo:paragraph-rsid="205d76e9"/>
    </style:style>
    <style:style style:name="P38" style:family="paragraph" style:parent-style-name="Text_20_body" style:list-style-name="L9">
      <style:text-properties officeooo:rsid="2021dcdd" officeooo:paragraph-rsid="2021dcdd"/>
    </style:style>
    <style:style style:name="P39" style:family="paragraph" style:parent-style-name="Text_20_body" style:list-style-name="L10">
      <style:text-properties officeooo:rsid="202ffbc8" officeooo:paragraph-rsid="202ffbc8"/>
    </style:style>
    <style:style style:name="P40" style:family="paragraph" style:parent-style-name="Text_20_body" style:list-style-name="L11">
      <style:text-properties officeooo:rsid="202ffbc8" officeooo:paragraph-rsid="202ffbc8"/>
    </style:style>
    <style:style style:name="P41" style:family="paragraph" style:parent-style-name="Text_20_body" style:list-style-name="L12">
      <style:text-properties officeooo:rsid="20233c4a" officeooo:paragraph-rsid="20233c4a"/>
    </style:style>
    <style:style style:name="P42" style:family="paragraph" style:parent-style-name="Text_20_body" style:list-style-name="L12">
      <style:text-properties officeooo:rsid="203f5be2" officeooo:paragraph-rsid="203f5be2"/>
    </style:style>
    <style:style style:name="P43" style:family="paragraph" style:parent-style-name="Text_20_body" style:list-style-name="L12">
      <style:text-properties officeooo:rsid="2041ced1" officeooo:paragraph-rsid="2041ced1"/>
    </style:style>
    <style:style style:name="P44" style:family="paragraph" style:parent-style-name="Text_20_body" style:list-style-name="L12">
      <style:text-properties officeooo:rsid="2041ced1" officeooo:paragraph-rsid="203f5be2"/>
    </style:style>
    <style:style style:name="P45" style:family="paragraph" style:parent-style-name="Text_20_body" style:list-style-name="L12">
      <style:text-properties officeooo:rsid="2042e554" officeooo:paragraph-rsid="2042e554"/>
    </style:style>
    <style:style style:name="P46" style:family="paragraph" style:parent-style-name="Text_20_body" style:list-style-name="L12">
      <style:text-properties officeooo:rsid="20443250" officeooo:paragraph-rsid="20443250"/>
    </style:style>
    <style:style style:name="P47" style:family="paragraph" style:parent-style-name="Text_20_body" style:list-style-name="L13">
      <style:text-properties officeooo:rsid="2029e3f6" officeooo:paragraph-rsid="2029e3f6"/>
    </style:style>
    <style:style style:name="P48" style:family="paragraph" style:parent-style-name="Text_20_body" style:list-style-name="L14">
      <style:text-properties officeooo:rsid="2026899f" officeooo:paragraph-rsid="2026899f"/>
    </style:style>
    <style:style style:name="P49" style:family="paragraph" style:parent-style-name="Text_20_body" style:list-style-name="L14">
      <style:text-properties officeooo:rsid="2027f282" officeooo:paragraph-rsid="2027f282"/>
    </style:style>
    <style:style style:name="P50" style:family="paragraph" style:parent-style-name="Text_20_body" style:list-style-name="L15">
      <style:text-properties officeooo:rsid="20335a45" officeooo:paragraph-rsid="20335a45"/>
    </style:style>
    <style:style style:name="P51" style:family="paragraph" style:parent-style-name="Text_20_body" style:list-style-name="L16">
      <style:text-properties officeooo:rsid="20260bd2" officeooo:paragraph-rsid="20260bd2"/>
    </style:style>
    <style:style style:name="P52" style:family="paragraph" style:parent-style-name="Text_20_body" style:list-style-name="L17">
      <style:text-properties officeooo:rsid="203883c7" officeooo:paragraph-rsid="203883c7"/>
    </style:style>
    <style:style style:name="P53" style:family="paragraph" style:parent-style-name="Text_20_body" style:list-style-name="L18">
      <style:text-properties officeooo:rsid="203bfdfd" officeooo:paragraph-rsid="203bfdfd"/>
    </style:style>
    <style:style style:name="P54" style:family="paragraph" style:parent-style-name="Text_20_body" style:list-style-name="L18">
      <style:text-properties officeooo:rsid="203bfdfd" officeooo:paragraph-rsid="203d842a"/>
    </style:style>
    <style:style style:name="P55" style:family="paragraph" style:parent-style-name="Text_20_body" style:list-style-name="L18">
      <style:text-properties officeooo:rsid="203d842a" officeooo:paragraph-rsid="203d842a"/>
    </style:style>
    <style:style style:name="P56" style:family="paragraph" style:parent-style-name="Text_20_body">
      <style:text-properties officeooo:rsid="204ba969" officeooo:paragraph-rsid="204ba969"/>
    </style:style>
    <style:style style:name="P57" style:family="paragraph" style:parent-style-name="Text_20_body" style:list-style-name="L19">
      <style:text-properties officeooo:rsid="204ba969" officeooo:paragraph-rsid="204ba969"/>
    </style:style>
    <style:style style:name="P58" style:family="paragraph" style:parent-style-name="Text_20_body">
      <style:text-properties officeooo:rsid="204c4a46" officeooo:paragraph-rsid="204c4a46"/>
    </style:style>
    <style:style style:name="P59" style:family="paragraph" style:parent-style-name="Text_20_body" style:list-style-name="L20">
      <style:text-properties officeooo:rsid="204df967" officeooo:paragraph-rsid="204df967"/>
    </style:style>
    <style:style style:name="P60" style:family="paragraph" style:parent-style-name="Text_20_body">
      <style:text-properties officeooo:rsid="204f9e3f" officeooo:paragraph-rsid="204f9e3f"/>
    </style:style>
    <style:style style:name="P61" style:family="paragraph" style:parent-style-name="Text_20_body" style:list-style-name="L21">
      <style:text-properties officeooo:rsid="2050f2ed" officeooo:paragraph-rsid="2050f2ed"/>
    </style:style>
    <style:style style:name="P62" style:family="paragraph" style:parent-style-name="Text_20_body">
      <style:text-properties officeooo:rsid="20542e2c" officeooo:paragraph-rsid="20542e2c"/>
    </style:style>
    <style:style style:name="P63" style:family="paragraph" style:parent-style-name="Text_20_body" style:list-style-name="L22">
      <style:text-properties officeooo:rsid="20542e2c" officeooo:paragraph-rsid="20542e2c"/>
    </style:style>
    <style:style style:name="P64" style:family="paragraph" style:parent-style-name="Text_20_body" style:list-style-name="L22">
      <style:text-properties officeooo:rsid="20566d87" officeooo:paragraph-rsid="20566d87"/>
    </style:style>
    <style:style style:name="P65" style:family="paragraph" style:parent-style-name="Text_20_body" style:list-style-name="L6">
      <style:text-properties officeooo:rsid="20578ae9" officeooo:paragraph-rsid="20578ae9"/>
    </style:style>
    <style:style style:name="P66" style:family="paragraph" style:parent-style-name="Text_20_body" style:list-style-name="L6">
      <style:text-properties officeooo:rsid="20596eb8" officeooo:paragraph-rsid="20596eb8"/>
    </style:style>
    <style:style style:name="P67" style:family="paragraph" style:parent-style-name="Text_20_body" style:list-style-name="L6">
      <style:text-properties style:text-line-through-style="solid" style:text-line-through-type="single" officeooo:rsid="20493d52" officeooo:paragraph-rsid="20493d52"/>
    </style:style>
    <style:style style:name="P68" style:family="paragraph" style:parent-style-name="Text_20_body" style:list-style-name="L7">
      <style:text-properties officeooo:rsid="205b3c05" officeooo:paragraph-rsid="205b3c05"/>
    </style:style>
    <style:style style:name="P69" style:family="paragraph" style:parent-style-name="Text_20_body" style:list-style-name="L8">
      <style:text-properties officeooo:rsid="205c966e" officeooo:paragraph-rsid="205c966e"/>
    </style:style>
    <style:style style:name="P70" style:family="paragraph" style:parent-style-name="Text_20_body" style:list-style-name="L6">
      <style:text-properties officeooo:rsid="205c966e" officeooo:paragraph-rsid="205c966e"/>
    </style:style>
    <style:style style:name="P71" style:family="paragraph" style:parent-style-name="Text_20_body" style:list-style-name="L7">
      <style:text-properties officeooo:rsid="205c966e" officeooo:paragraph-rsid="205c966e"/>
    </style:style>
    <style:style style:name="P72" style:family="paragraph" style:parent-style-name="Text_20_body" style:list-style-name="L19">
      <style:text-properties officeooo:rsid="205d76e9" officeooo:paragraph-rsid="205d76e9"/>
    </style:style>
    <style:style style:name="P73" style:family="paragraph" style:parent-style-name="Text_20_body">
      <style:text-properties officeooo:rsid="205f5dd2" officeooo:paragraph-rsid="205f5dd2"/>
    </style:style>
    <style:style style:name="P74" style:family="paragraph" style:parent-style-name="Text_20_body" style:list-style-name="L23">
      <style:text-properties officeooo:rsid="205f5dd2" officeooo:paragraph-rsid="205f5dd2"/>
    </style:style>
    <style:style style:name="P75" style:family="paragraph" style:parent-style-name="Text_20_body">
      <style:text-properties officeooo:rsid="205fb8b6" officeooo:paragraph-rsid="205fb8b6"/>
    </style:style>
    <style:style style:name="P76" style:family="paragraph" style:parent-style-name="Text_20_body" style:list-style-name="L24">
      <style:text-properties officeooo:rsid="205fb8b6" officeooo:paragraph-rsid="205fb8b6"/>
    </style:style>
    <style:style style:name="P77" style:family="paragraph" style:parent-style-name="Text_20_body" style:list-style-name="L24">
      <style:text-properties officeooo:rsid="20611291" officeooo:paragraph-rsid="20611291"/>
    </style:style>
    <style:style style:name="P78" style:family="paragraph" style:parent-style-name="Text_20_body" style:list-style-name="L24">
      <style:text-properties officeooo:rsid="20625c5b" officeooo:paragraph-rsid="20625c5b"/>
    </style:style>
    <style:style style:name="P79" style:family="paragraph" style:parent-style-name="Text_20_body">
      <style:text-properties officeooo:rsid="20636d5e" officeooo:paragraph-rsid="20636d5e"/>
    </style:style>
    <style:style style:name="P80" style:family="paragraph" style:parent-style-name="Text_20_body" style:list-style-name="L25">
      <style:text-properties officeooo:rsid="20636d5e" officeooo:paragraph-rsid="20636d5e"/>
    </style:style>
    <style:style style:name="P81" style:family="paragraph" style:parent-style-name="Text_20_body" style:list-style-name="L25">
      <style:text-properties officeooo:rsid="206427fa" officeooo:paragraph-rsid="206427fa"/>
    </style:style>
    <style:style style:name="P82" style:family="paragraph" style:parent-style-name="Text_20_body" style:list-style-name="L25">
      <style:text-properties officeooo:rsid="206460d4" officeooo:paragraph-rsid="206460d4"/>
    </style:style>
    <style:style style:name="P83" style:family="paragraph" style:parent-style-name="Text_20_body" style:list-style-name="L25">
      <style:text-properties officeooo:rsid="2064746b" officeooo:paragraph-rsid="2064746b"/>
    </style:style>
    <style:style style:name="P84" style:family="paragraph" style:parent-style-name="Text_20_body">
      <style:text-properties officeooo:rsid="2065f6fa" officeooo:paragraph-rsid="2065f6fa"/>
    </style:style>
    <style:style style:name="P85" style:family="paragraph" style:parent-style-name="Text_20_body" style:list-style-name="L26">
      <style:text-properties officeooo:rsid="2065f6fa" officeooo:paragraph-rsid="2065f6fa"/>
    </style:style>
    <style:style style:name="P86" style:family="paragraph" style:parent-style-name="Text_20_body" style:list-style-name="L26">
      <style:text-properties officeooo:rsid="20666454" officeooo:paragraph-rsid="20666454"/>
    </style:style>
    <style:style style:name="P87" style:family="paragraph" style:parent-style-name="Text_20_body" style:list-style-name="L26">
      <style:text-properties officeooo:rsid="20678319" officeooo:paragraph-rsid="20678319"/>
    </style:style>
    <style:style style:name="P88" style:family="paragraph" style:parent-style-name="Text_20_body" style:list-style-name="L26">
      <style:text-properties officeooo:rsid="20685211" officeooo:paragraph-rsid="20685211"/>
    </style:style>
    <style:style style:name="P89" style:family="paragraph" style:parent-style-name="Text_20_body">
      <style:text-properties officeooo:rsid="20695efc" officeooo:paragraph-rsid="20695efc"/>
    </style:style>
    <style:style style:name="P90" style:family="paragraph" style:parent-style-name="Text_20_body" style:list-style-name="L27">
      <style:text-properties officeooo:rsid="20695efc" officeooo:paragraph-rsid="20695efc"/>
    </style:style>
    <style:style style:name="P91" style:family="paragraph" style:parent-style-name="Text_20_body">
      <style:text-properties officeooo:rsid="206abd38" officeooo:paragraph-rsid="206abd38"/>
    </style:style>
    <style:style style:name="P92" style:family="paragraph" style:parent-style-name="Text_20_body" style:list-style-name="L28">
      <style:text-properties officeooo:rsid="206abd38" officeooo:paragraph-rsid="206abd38"/>
    </style:style>
    <style:style style:name="P93" style:family="paragraph" style:parent-style-name="Text_20_body">
      <style:text-properties officeooo:rsid="206c81af" officeooo:paragraph-rsid="206c81af"/>
    </style:style>
    <style:style style:name="P94" style:family="paragraph" style:parent-style-name="Text_20_body" style:list-style-name="L29">
      <style:text-properties officeooo:rsid="206e145f" officeooo:paragraph-rsid="206e145f"/>
    </style:style>
    <style:style style:name="P95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96" style:family="paragraph" style:parent-style-name="Heading_20_2">
      <style:text-properties officeooo:rsid="2026899f" officeooo:paragraph-rsid="2026899f"/>
    </style:style>
    <style:style style:name="P97" style:family="paragraph" style:parent-style-name="Heading_20_1">
      <style:text-properties officeooo:rsid="202aa81b" officeooo:paragraph-rsid="202aa81b"/>
    </style:style>
    <style:style style:name="P98" style:family="paragraph" style:parent-style-name="Heading_20_1">
      <style:text-properties officeooo:paragraph-rsid="201fcea5"/>
    </style:style>
    <style:style style:name="P99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20208b3a"/>
    </style:style>
    <style:style style:name="T3" style:family="text">
      <style:text-properties officeooo:rsid="2022e506"/>
    </style:style>
    <style:style style:name="T4" style:family="text">
      <style:text-properties officeooo:rsid="2024eb8d"/>
    </style:style>
    <style:style style:name="T5" style:family="text">
      <style:text-properties officeooo:rsid="202c0118"/>
    </style:style>
    <style:style style:name="T6" style:family="text">
      <style:text-properties officeooo:rsid="20305c15"/>
    </style:style>
    <style:style style:name="T7" style:family="text">
      <style:text-properties officeooo:rsid="20383f98"/>
    </style:style>
    <style:style style:name="T8" style:family="text">
      <style:text-properties officeooo:rsid="203a1334"/>
    </style:style>
    <style:style style:name="T9" style:family="text">
      <style:text-properties officeooo:rsid="2040b45b"/>
    </style:style>
    <style:style style:name="T10" style:family="text">
      <style:text-properties officeooo:rsid="201fcea5"/>
    </style:style>
    <style:style style:name="T11" style:family="text">
      <style:text-properties officeooo:rsid="2050f2ed"/>
    </style:style>
    <style:style style:name="T12" style:family="text">
      <style:text-properties officeooo:rsid="205173c2"/>
    </style:style>
    <style:style style:name="T13" style:family="text">
      <style:text-properties officeooo:rsid="20560fe3"/>
    </style:style>
    <style:style style:name="T14" style:family="text">
      <style:text-properties officeooo:rsid="2056a16b"/>
    </style:style>
    <style:style style:name="T15" style:family="text">
      <style:text-properties officeooo:rsid="20590f45"/>
    </style:style>
    <style:style style:name="T16" style:family="text">
      <style:text-properties officeooo:rsid="205be0a2"/>
    </style:style>
    <style:style style:name="T17" style:family="text">
      <style:text-properties officeooo:rsid="205dc270"/>
    </style:style>
    <style:style style:name="T18" style:family="text">
      <style:text-properties officeooo:rsid="2064f459"/>
    </style:style>
    <style:style style:name="T19" style:family="text">
      <style:text-properties officeooo:rsid="206946ab"/>
    </style:style>
    <style:style style:name="T20" style:family="text">
      <style:text-properties officeooo:rsid="206f6eef"/>
    </style:style>
    <style:style style:name="T21" style:family="text">
      <style:text-properties officeooo:rsid="206f81c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</text:p>
      <text:p text:style-name="P2"/>
      <text:p text:style-name="P1"/>
      <text:p text:style-name="Text_20_body"/>
      <text:p text:style-name="Text_20_body"/>
      <text:p text:style-name="P20">Random Encounters</text:p>
      <text:p text:style-name="P18"/>
      <text:p text:style-name="P19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99"><text:a xlink:type="simple" xlink:href="#__RefHeading___Toc405_3626888953" text:style-name="Internet_20_link" text:visited-style-name="Internet_20_link">Nápady</text:a><text:tab/>4</text:p>
          <text:p text:style-name="P99"><text:a xlink:type="simple" xlink:href="#__RefHeading___Toc407_3626888953" text:style-name="Internet_20_link" text:visited-style-name="Internet_20_link">Nelokalizovaná setkání v divočině</text:a><text:tab/>5</text:p>
          <text:p text:style-name="P99"><text:a xlink:type="simple" xlink:href="#__RefHeading___Toc409_3626888953" text:style-name="Internet_20_link" text:visited-style-name="Internet_20_link">Cestování divočinou</text:a><text:tab/>7</text:p>
          <text:p text:style-name="P95"><text:a xlink:type="simple" xlink:href="#__RefHeading___Toc411_3626888953" text:style-name="Internet_20_link" text:visited-style-name="Internet_20_link">Zajímavá setkání</text:a><text:tab/>9</text:p>
          <text:p text:style-name="P95"><text:a xlink:type="simple" xlink:href="#__RefHeading___Toc413_3626888953" text:style-name="Internet_20_link" text:visited-style-name="Internet_20_link">Místa v divočině</text:a><text:tab/>9</text:p>
        </text:index-body>
      </text:table-of-content>
      <text:h text:style-name="P98" text:outline-level="1"><text:bookmark-start text:name="__RefHeading___Toc405_3626888953"/><text:span text:style-name="T10">Nápady</text:span><text:bookmark-end text:name="__RefHeading___Toc405_3626888953"/></text:h>
      <text:list xml:id="list3407585724" text:style-name="L1">
        <text:list-item>
          <text:p text:style-name="P22">Asi by to mělo být podle oblastí. <text:span text:style-name="T2">Zmutované potvory (hybridi) by se měly vyskytovat poblíž lokace, kde vznikají, a podobně.</text:span></text:p>
        </text:list-item>
      </text:list>
      <text:h text:style-name="P97" text:outline-level="1"><text:bookmark-start text:name="__RefHeading___Toc407_3626888953"/>Nelokalizovaná setkání v divočině<text:bookmark-end text:name="__RefHeading___Toc407_3626888953"/></text:h>
      <text:p text:style-name="P9">Osedlaný jezdecký kůň</text:p>
      <text:list xml:id="list3922501785" text:style-name="L2">
        <text:list-item>
          <text:p text:style-name="P23">Patří Dórské aristokratce Alkipě.</text:p>
        </text:list-item>
        <text:list-item>
          <text:p text:style-name="P24">Proč utekla?</text:p>
          <text:list>
            <text:list-item>
              <text:p text:style-name="P25">Otec ji nenávidí, považuje ji za své selhání a prokletí od bohů. Drží ji prakticky ve vězení. Nikdo o ní neví.</text:p>
            </text:list-item>
            <text:list-item>
              <text:p text:style-name="P26">K útěku jí pomohl její bratr, který se tím stal také vyhnancem. Možná není úplně mrtvý, ale goblini ho <text:span text:style-name="T1">změnili</text:span>.</text:p>
            </text:list-item>
          </text:list>
        </text:list-item>
        <text:list-item>
          <text:p text:style-name="P23">Je mladá, ale znetvořená – zakrývá svou tvář pod závojem.</text:p>
        </text:list-item>
        <text:list-item>
          <text:p text:style-name="P23">Zajali ji magicky zaměření goblini (mutace a tak), kteří v ní vidí projev Degronovy moci (kvůli znetvoření).</text:p>
        </text:list-item>
        <text:list-item>
          <text:p text:style-name="P23">Bude ji hledat výprava vyslaná jejím otcem. <text:span text:style-name="T5">Za nalezení a navrácení nabízí 20 zl. Alkipa nabídne 40 zl za jejich pobití.</text:span></text:p>
        </text:list-item>
        <text:list-item>
          <text:p text:style-name="P27">Má magické schopnosti – je to věštkyně (trans, křeče) a léčitelka (goblini se celkem trefili v odhadu, že na ní něco je).</text:p>
        </text:list-item>
      </text:list>
      <text:p text:style-name="P12">Kolem postav proběhne zraněný jednorožec</text:p>
      <text:list xml:id="list3111191574" text:style-name="L3">
        <text:list-item>
          <text:p text:style-name="P28">Jeho roh je hodně silná magická záležitost</text:p>
        </text:list-item>
        <text:list-item>
          <text:p text:style-name="P28">Honí ho výprava lovců (elfové, lidi), kteří ho vedou až odněkud z elfských hvozdů. Chtěli ho prodat, ale utekl jim.</text:p>
        </text:list-item>
        <text:list-item>
          <text:p text:style-name="P28">Výpravu honí několik elfů</text:p>
          <text:list>
            <text:list-item>
              <text:p text:style-name="P28"><text:soft-page-break/>Kouzelník, Rangerka</text:p>
            </text:list-item>
            <text:list-item>
              <text:p text:style-name="P29">Jsou to potomci stařích elfů.</text:p>
            </text:list-item>
            <text:list-item>
              <text:p text:style-name="P29">Hodně namakaní <text:span text:style-name="T7">(high level).</text:span></text:p>
            </text:list-item>
            <text:list-item>
              <text:p text:style-name="P30">Chtějí jednorožce zpět (živého, nebo alespoň roh).</text:p>
            </text:list-item>
          </text:list>
        </text:list-item>
      </text:list>
      <text:p text:style-name="P15">Karavana pod útokem (nebo možná nově založená osada)</text:p>
      <text:list xml:id="list3245551896" text:style-name="L4">
        <text:list-item>
          <text:p text:style-name="P31">Jedni z prvních osadníků</text:p>
        </text:list-item>
      </text:list>
      <text:p text:style-name="P16">Obrněný vůz</text:p>
      <text:list xml:id="list1373859276" text:style-name="L5">
        <text:list-item>
          <text:p text:style-name="P33">Mohl by vozit poštu, zásoby, nebo tak něco</text:p>
        </text:list-item>
      </text:list>
      <text:p text:style-name="P17">Zkamenělí orkové</text:p>
      <text:list xml:id="list3635114834" text:style-name="L6">
        <text:list-item>
          <text:p text:style-name="P34">Co je proměnilo v kámen?</text:p>
          <text:list>
            <text:list-item>
              <text:p text:style-name="P67">Buď nějaká profláknutá potvora (bazilišek), nebo něco až polobožského ražení. I když spíš ten bazilišek.</text:p>
            </text:list-item>
            <text:list-item>
              <text:p text:style-name="P65">Kult, <text:span text:style-name="T15">respektive kmen</text:span> (asi goblinskej), kterej bazilišky chová.</text:p>
              <text:list>
                <text:list-item>
                  <text:p text:style-name="P66">Mají nějakej způsob, jak zařídit, aby na ně bazilišci neútočili. Možná speciální tetování? (Nějakou vzácnou magickou substancí.)</text:p>
                </text:list-item>
                <text:list-item>
                  <text:p text:style-name="P70">Možná je pak bazilišci i poslouchají (jiné tetování, to mají jen šamani).</text:p>
                </text:list-item>
              </text:list>
            </text:list-item>
          </text:list>
        </text:list-item>
      </text:list>
      <text:list xml:id="list822826273" text:style-name="L7">
        <text:list-item>
          <text:p text:style-name="P35">Na něco útočili, jsou zatuhlí uprostřed pohybu.</text:p>
        </text:list-item>
        <text:list-item>
          <text:p text:style-name="P68">Jak se dá proměna v kámen zvrátit?</text:p>
          <text:list>
            <text:list-item>
              <text:p text:style-name="P71">Zabít baziliška, kterej ho způsobil.</text:p>
            </text:list-item>
            <text:list-item>
              <text:p text:style-name="P68">Třeba ti elementální šamani by to mohli umět.</text:p>
            </text:list-item>
          </text:list>
        </text:list-item>
      </text:list>
      <text:list xml:id="list1620043434" text:style-name="L8">
        <text:list-item>
          <text:p text:style-name="P36"><text:soft-page-break/>Čím by to mohlo být zajímav<text:span text:style-name="T16">ý</text:span>?</text:p>
          <text:list>
            <text:list-item>
              <text:p text:style-name="P69">Kolem jsou jiný tlupy goblinů, kteří tuhle nemají rádi (pochopitelně).</text:p>
            </text:list-item>
          </text:list>
        </text:list-item>
      </text:list>
      <text:p text:style-name="P56">Útok stirgí (krvesajné létající potvory)</text:p>
      <text:list xml:id="list333946243" text:style-name="L19">
        <text:list-item>
          <text:p text:style-name="P57">Mají někde poblíž hnízdo.</text:p>
        </text:list-item>
        <text:list-item>
          <text:p text:style-name="P37">Čím by to mohlo být zajímav<text:span text:style-name="T16">ý</text:span>?</text:p>
          <text:list>
            <text:list-item>
              <text:p text:style-name="P72">Stirge tam <text:span text:style-name="T17">udržují při životě obra a sosají ho.</text:span></text:p>
            </text:list-item>
          </text:list>
        </text:list-item>
      </text:list>
      <text:p text:style-name="P58">Postavy začne sledovat havran.</text:p>
      <text:list xml:id="list3341283684" text:style-name="L20">
        <text:list-item>
          <text:p text:style-name="P59">Zapůjčený druid.</text:p>
        </text:list-item>
        <text:list-item>
          <text:p text:style-name="P59">Nebo možná rovnou morfnutý.</text:p>
        </text:list-item>
      </text:list>
      <text:p text:style-name="P60">Šamani trénují <text:span text:style-name="T11">přivolávání elementálů</text:span></text:p>
      <text:list xml:id="list3494331712" text:style-name="L21">
        <text:list-item>
          <text:p text:style-name="P61">V oblasti se budou prohánět vodní, vzdušní a zemní duchové – bouře, krupobití, oblaka prachu a podobně.</text:p>
        </text:list-item>
        <text:list-item>
          <text:p text:style-name="P61">Asi to jsou goblini. <text:span text:style-name="T12">Přímo na postavy neútočí, ale budou se samozřejmě bránit, když na to přijde.</text:span></text:p>
        </text:list-item>
      </text:list>
      <text:p text:style-name="P62">Samota</text:p>
      <text:list xml:id="list1382724571" text:style-name="L22">
        <text:list-item>
          <text:p text:style-name="P63">V divočině se (už dávno) usadil <text:span text:style-name="T13">starej samotář – beastmaster.</text:span></text:p>
        </text:list-item>
        <text:list-item>
          <text:p text:style-name="P64"><text:span text:style-name="T14">Má tam domestikované l</text:span>ightning lizzard<text:span text:style-name="T14">y</text:span>, <text:span text:style-name="T14">varany,</text:span> <text:span text:style-name="T14">možná i wyvernu.</text:span></text:p>
        </text:list-item>
      </text:list>
      <text:p text:style-name="P73">Ochranné obelisky</text:p>
      <text:list xml:id="list3317214756" text:style-name="L23">
        <text:list-item>
          <text:p text:style-name="P74">Když někdo vstoupí do chráněné oblasti, obelisky začnou přivolávat potvory.</text:p>
        </text:list-item>
      </text:list>
      <text:p text:style-name="P75">Hladová mlha</text:p>
      <text:list xml:id="list215160791" text:style-name="L24">
        <text:list-item>
          <text:p text:style-name="P76"><text:soft-page-break/>Objevují se v ní čepele, čelisti a podobně.</text:p>
        </text:list-item>
        <text:list-item>
          <text:p text:style-name="P76">Útočí na všechno živé.</text:p>
        </text:list-item>
        <text:list-item>
          <text:p text:style-name="P76">Je to asi taky původní obranný mechanismus.</text:p>
        </text:list-item>
        <text:list-item>
          <text:p text:style-name="P77">Možná ji nejdřív někdo (úplně kdokoliv, samozřejmě) musí vypustit.</text:p>
        </text:list-item>
        <text:list-item>
          <text:p text:style-name="P76">Jak se likviduje?</text:p>
          <text:list>
            <text:list-item>
              <text:p text:style-name="P78">Tam, co se vypouští?</text:p>
            </text:list-item>
          </text:list>
        </text:list-item>
      </text:list>
      <text:p text:style-name="P79">Oživlé sochy</text:p>
      <text:list xml:id="list3721230234" text:style-name="L25">
        <text:list-item>
          <text:p text:style-name="P80">Čas od času se rozpohybují, pak zase zatuhnou.</text:p>
        </text:list-item>
        <text:list-item>
          <text:p text:style-name="P80">Možná jsou uprostřed bitvy?</text:p>
        </text:list-item>
        <text:list-item>
          <text:p text:style-name="P81">Co je oživuje?</text:p>
        </text:list-item>
        <text:list-item>
          <text:p text:style-name="P82">Dá se to nějak zrušit?</text:p>
        </text:list-item>
        <text:list-item>
          <text:p text:style-name="P83">Komunikují, když jsou <text:span text:style-name="T18">zrovna</text:span> oživlé?</text:p>
        </text:list-item>
      </text:list>
      <text:p text:style-name="P84">Stín</text:p>
      <text:list xml:id="list3098426291" text:style-name="L26">
        <text:list-item>
          <text:p text:style-name="P85">Na cestě bude lidský stín. Začne chodit s družinou.</text:p>
        </text:list-item>
        <text:list-item>
          <text:p text:style-name="P85">Vysávat z postav sílu?</text:p>
          <text:list>
            <text:list-item>
              <text:p text:style-name="P87">Tím možná bude sílit – zviditelňovat se.</text:p>
            </text:list-item>
            <text:list-item>
              <text:p text:style-name="P88">Postavy ho asi mohou zranit magickými zbraněmi, <text:span text:style-name="T19">pak se ale nic nedozví.</text:span></text:p>
            </text:list-item>
          </text:list>
        </text:list-item>
        <text:list-item>
          <text:p text:style-name="P86">Něco jim našeptávat?</text:p>
          <text:list>
            <text:list-item>
              <text:p text:style-name="P86">Co po nich bude chtít?</text:p>
            </text:list-item>
          </text:list>
        </text:list-item>
      </text:list>
      <text:p text:style-name="P89">Mrtvý posel</text:p>
      <text:list xml:id="list2167361127" text:style-name="L27">
        <text:list-item>
          <text:p text:style-name="P90"><text:soft-page-break/>To asi bude chtít nějaký kontext.</text:p>
        </text:list-item>
      </text:list>
      <text:p text:style-name="P91">Sinkhole</text:p>
      <text:list xml:id="list1407754878" text:style-name="L28">
        <text:list-item>
          <text:p text:style-name="P92">Propadne se tam vůz, kůň, nebo tak něco.</text:p>
        </text:list-item>
      </text:list>
      <text:p text:style-name="P93">Spirit of the wild wants something</text:p>
      <text:list xml:id="list2618540200" text:style-name="L29">
        <text:list-item>
          <text:p text:style-name="P94">Nabízí <text:span text:style-name="T21">trvalý </text:span>volný průchod nebezpečnou oblastí <text:span text:style-name="T20">(hvozd, oživlý les, tak něco)</text:span>.</text:p>
        </text:list-item>
      </text:list>
      <text:h text:style-name="P98" text:outline-level="1"><text:bookmark-start text:name="__RefHeading___Toc409_3626888953"/>Cestování divočinou<text:bookmark-end text:name="__RefHeading___Toc409_3626888953"/></text:h>
      <text:p text:style-name="P3">Goblini</text:p>
      <text:list xml:id="list1663239088" text:style-name="L9">
        <text:list-item>
          <text:p text:style-name="P38">Primitivní</text:p>
        </text:list-item>
        <text:list-item>
          <text:p text:style-name="P38">Šamanističtí</text:p>
        </text:list-item>
        <text:list-item>
          <text:p text:style-name="P38">Ancients</text:p>
        </text:list-item>
      </text:list>
      <text:p text:style-name="P3">Orkové</text:p>
      <text:p text:style-name="P3"/>
      <text:p text:style-name="P3">Skřeti</text:p>
      <text:p text:style-name="P4">(nemají ancienty, <text:span text:style-name="T3">ale mohli by začít budovat říši. Možná s pomocí lidí</text:span>)</text:p>
      <text:list xml:id="list3781746097" text:style-name="L10">
        <text:list-item>
          <text:p text:style-name="P39">Někdo se je snaží sjednotit <text:span text:style-name="T6">(skupina lidí, kteří se nechali zmutovat, aby vypadali podobně jako skřeti. Jsou to ale mutanti (skiriti?)).</text:span></text:p>
        </text:list-item>
      </text:list>
      <text:list xml:id="list661990823" text:style-name="L11">
        <text:list-item>
          <text:p text:style-name="P40">Jeden z kmenů: Blood magic, blood rituals.</text:p>
        </text:list-item>
      </text:list>
      <text:p text:style-name="P5">Druidi</text:p>
      <text:list xml:id="list3615039203" text:style-name="L12">
        <text:list-item>
          <text:p text:style-name="P41">Možná skřetí/gobliní? <text:span text:style-name="T4">Jak by se k druidismu dostali? Odkud vlastně druidské učení pochází?</text:span></text:p>
        </text:list-item>
        <text:list-item>
          <text:p text:style-name="P42">Pochází z dob starých říší. Druidi stáli mimo konflikt Řádu a Chaosu. Členy jejich řádu jsou tedy jak elfové, tak orkové a goblinini (lidi a skřeti ne, to jsou mladé rasy).</text:p>
          <text:list>
            <text:list-item>
              <text:p text:style-name="P42">Teď ale možná přijímají nové členy?</text:p>
            </text:list-item>
          </text:list>
        </text:list-item>
        <text:list-item>
          <text:p text:style-name="P43">Mají po světě rozmístěné cestovní stonahange</text:p>
        </text:list-item>
        <text:list-item>
          <text:p text:style-name="P45"><text:soft-page-break/>Do maskovaných oblastí by mělo jít vstoupit jen s příslušnými amulety (prostě nějakej propustkovej item).</text:p>
        </text:list-item>
        <text:list-item>
          <text:p text:style-name="P42">Problém: Nedává to smysl vůči historickému pojetí druidů. <text:span text:style-name="T9">Ale ti zas nedávají smysl bez keltů...</text:span></text:p>
          <text:list>
            <text:list-item>
              <text:p text:style-name="P44">Možná to nebudou nutně druidi, každopádně nějaká takováhle skrytá „sekta“, která žije v magicky chráněných lesích oddělených od fyzického světa, by asi existovat mohla.</text:p>
            </text:list-item>
            <text:list-item>
              <text:p text:style-name="P32">Na druhou stranu druidi jsou stavěni jako sekta s tajným učením...</text:p>
            </text:list-item>
          </text:list>
        </text:list-item>
        <text:list-item>
          <text:p text:style-name="P46">Karavany naložené zbožím, které mizí neznámo kam (do skryté říše).</text:p>
        </text:list-item>
      </text:list>
      <text:p text:style-name="P6">Trpaslíci</text:p>
      <text:p text:style-name="P7">Lykantropové</text:p>
      <text:p text:style-name="P10">Čaroděj</text:p>
      <text:list xml:id="list1010405488" text:style-name="L13">
        <text:list-item>
          <text:p text:style-name="P47">S čím experimentuje?</text:p>
        </text:list-item>
        <text:list-item>
          <text:p text:style-name="P47">Co se vyskytuje kolem?</text:p>
        </text:list-item>
        <text:list-item>
          <text:p text:style-name="P47">Proč je v divočině?</text:p>
          <text:list>
            <text:list-item>
              <text:p text:style-name="P47">Ve vyhnanství?</text:p>
            </text:list-item>
            <text:list-item>
              <text:p text:style-name="P47">Nemá rád lidi?</text:p>
            </text:list-item>
            <text:list-item>
              <text:p text:style-name="P47">Je tu něco, co zkoumá?</text:p>
              <text:list>
                <text:list-item>
                  <text:p text:style-name="P47">Co to je?</text:p>
                </text:list-item>
              </text:list>
            </text:list-item>
          </text:list>
        </text:list-item>
      </text:list>
      <text:p text:style-name="P10">Alchymista</text:p>
      <text:h text:style-name="P96" text:outline-level="2"><text:bookmark-start text:name="__RefHeading___Toc411_3626888953"/><text:soft-page-break/>Zajímavá setkání<text:bookmark-end text:name="__RefHeading___Toc411_3626888953"/></text:h>
      <text:p text:style-name="P8">Osedlaný jezdecký kůň</text:p>
      <text:list xml:id="list1769027621" text:style-name="L14">
        <text:list-item>
          <text:p text:style-name="P48">Komu patřil?</text:p>
        </text:list-item>
        <text:list-item>
          <text:p text:style-name="P48">Co se stalo s majitelem?</text:p>
          <text:list>
            <text:list-item>
              <text:p text:style-name="P49">Možná je v zajetí a potřebuje pomoc?</text:p>
            </text:list-item>
            <text:list-item>
              <text:p text:style-name="P49">Možná je to majitelka?</text:p>
            </text:list-item>
          </text:list>
        </text:list-item>
      </text:list>
      <text:p text:style-name="P11">Pozůstatky po nedávné bitce</text:p>
      <text:list xml:id="list3273385186" text:style-name="L15">
        <text:list-item>
          <text:p text:style-name="P50">Kdo s kým bojoval? Humanoidi, monstra?</text:p>
        </text:list-item>
        <text:list-item>
          <text:p text:style-name="P50">Co je tam zajímavého?</text:p>
          <text:list>
            <text:list-item>
              <text:p text:style-name="P50">Zraněná nestvůra, která je něčím cenná?</text:p>
              <text:list>
                <text:list-item>
                  <text:p text:style-name="P50">Wyverna?</text:p>
                </text:list-item>
                <text:list-item>
                  <text:p text:style-name="P50">Vzácná magická surovina?</text:p>
                </text:list-item>
              </text:list>
            </text:list-item>
          </text:list>
        </text:list-item>
      </text:list>
      <text:h text:style-name="Heading_20_2" text:outline-level="2"><text:bookmark-start text:name="__RefHeading___Toc413_3626888953"/>Místa v divočině<text:bookmark-end text:name="__RefHeading___Toc413_3626888953"/></text:h>
      <text:p text:style-name="P7">Pramen/jezírko s magickými schopnostmi</text:p>
      <text:list xml:id="list2557365315" text:style-name="L16">
        <text:list-item>
          <text:p text:style-name="P51">Léčivé</text:p>
        </text:list-item>
      </text:list>
      <text:p text:style-name="P13">Oltář</text:p>
      <text:list xml:id="list475062814" text:style-name="L17">
        <text:list-item>
          <text:p text:style-name="P52">Něco dělá – nějaké mutace? <text:span text:style-name="T8">Spellup?</text:span></text:p>
        </text:list-item>
      </text:list>
      <text:p text:style-name="P14">Místo chráněné iluzorní magií</text:p>
      <text:list xml:id="list2762874774" text:style-name="L18">
        <text:list-item>
          <text:p text:style-name="P53">Kolem jsou kameny s magickými symboly (dobře maskované).</text:p>
        </text:list-item>
        <text:list-item>
          <text:p text:style-name="P54">Co tam je?</text:p>
          <text:list>
            <text:list-item>
              <text:p text:style-name="P54"><text:soft-page-break/>Nějaká svatyně? </text:p>
            </text:list-item>
            <text:list-item>
              <text:p text:style-name="P55">Portál? (Stonehange?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5-20T00:12:36.496000000</dc:date>
    <meta:print-date>2113-01-01T00:00:00</meta:print-date>
    <meta:editing-cycles>13132</meta:editing-cycles>
    <meta:editing-duration>P41DT11H11M15S</meta:editing-duration>
    <meta:generator>LibreOffice/6.0.5.2$Windows_X86_64 LibreOffice_project/54c8cbb85f300ac59db32fe8a675ff7683cd5a16</meta:generator>
    <meta:document-statistic meta:table-count="0" meta:image-count="0" meta:object-count="0" meta:page-count="12" meta:paragraph-count="139" meta:word-count="966" meta:character-count="5553" meta:non-whitespace-character-count="4814"/>
  </office:meta>
</office:document-meta>
</file>